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0pt" style:font-size-asian="10pt" style:font-size-complex="10pt"/>
    </style:style>
    <style:style style:name="P2" style:family="paragraph" style:parent-style-name="Preformatted_20_Text">
      <style:text-properties style:font-name="Liberation Mono" fo:font-size="10pt" officeooo:rsid="00030f42" officeooo:paragraph-rsid="00030f42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030f42" officeooo:paragraph-rsid="00158134" style:font-size-asian="10pt" style:font-size-complex="10pt"/>
    </style:style>
    <style:style style:name="P4" style:family="paragraph" style:parent-style-name="Preformatted_20_Text">
      <style:text-properties style:font-name="Liberation Mono" fo:font-size="10pt" officeooo:rsid="00030f42" officeooo:paragraph-rsid="0019b478" style:font-size-asian="10pt" style:font-size-complex="10pt"/>
    </style:style>
    <style:style style:name="P5" style:family="paragraph" style:parent-style-name="Preformatted_20_Text">
      <style:text-properties style:font-name="Liberation Mono" fo:font-size="10pt" officeooo:rsid="00030f42" officeooo:paragraph-rsid="00172753" style:font-size-asian="10pt" style:font-size-complex="10pt"/>
    </style:style>
    <style:style style:name="P6" style:family="paragraph" style:parent-style-name="Preformatted_20_Text">
      <style:text-properties style:font-name="Liberation Mono" fo:font-size="10pt" officeooo:rsid="00030f42" officeooo:paragraph-rsid="0007b261" style:font-size-asian="10pt" style:font-size-complex="10pt"/>
    </style:style>
    <style:style style:name="P7" style:family="paragraph" style:parent-style-name="Preformatted_20_Text">
      <style:text-properties style:font-name="Liberation Mono" fo:font-size="10pt" officeooo:rsid="00030f42" officeooo:paragraph-rsid="001b4f08" style:font-size-asian="10pt" style:font-size-complex="10pt"/>
    </style:style>
    <style:style style:name="P8" style:family="paragraph" style:parent-style-name="Preformatted_20_Text">
      <style:text-properties style:font-name="Liberation Mono" fo:font-size="10pt" officeooo:rsid="00030f42" officeooo:paragraph-rsid="00102d09" style:font-size-asian="10pt" style:font-size-complex="10pt"/>
    </style:style>
    <style:style style:name="P9" style:family="paragraph" style:parent-style-name="Preformatted_20_Text">
      <style:text-properties style:font-name="Liberation Mono" fo:font-size="10pt" officeooo:rsid="00030f42" officeooo:paragraph-rsid="000e5034" style:font-size-asian="10pt" style:font-size-complex="10pt"/>
    </style:style>
    <style:style style:name="P10" style:family="paragraph" style:parent-style-name="Preformatted_20_Text">
      <style:text-properties style:font-name="Liberation Mono" fo:font-size="10pt" officeooo:rsid="00030f42" officeooo:paragraph-rsid="000d9fcc" style:font-size-asian="10pt" style:font-size-complex="10pt"/>
    </style:style>
    <style:style style:name="P11" style:family="paragraph" style:parent-style-name="Preformatted_20_Text">
      <style:text-properties style:font-name="Liberation Mono" fo:font-size="10pt" officeooo:rsid="00030f42" officeooo:paragraph-rsid="001c9c3b" style:font-size-asian="10pt" style:font-size-complex="10pt"/>
    </style:style>
    <style:style style:name="P12" style:family="paragraph" style:parent-style-name="Preformatted_20_Text">
      <style:text-properties style:font-name="Liberation Mono" fo:font-size="10pt" officeooo:paragraph-rsid="0014bd61" style:font-size-asian="10pt" style:font-size-complex="10pt"/>
    </style:style>
    <style:style style:name="P13" style:family="paragraph" style:parent-style-name="Preformatted_20_Text">
      <style:text-properties style:font-name="Liberation Mono" fo:font-size="10pt" officeooo:rsid="000ba5a7" officeooo:paragraph-rsid="00158134" style:font-size-asian="10pt" style:font-size-complex="10pt"/>
    </style:style>
    <style:style style:name="P14" style:family="paragraph" style:parent-style-name="Preformatted_20_Text">
      <style:text-properties style:font-name="Liberation Mono" fo:font-size="10pt" officeooo:rsid="000ba5a7" officeooo:paragraph-rsid="000ba5a7" style:font-size-asian="10pt" style:font-size-complex="10pt"/>
    </style:style>
    <style:style style:name="P15" style:family="paragraph" style:parent-style-name="Preformatted_20_Text">
      <style:text-properties style:font-name="Liberation Mono" fo:font-size="10pt" officeooo:rsid="00158134" officeooo:paragraph-rsid="00158134" style:font-size-asian="10pt" style:font-size-complex="10pt"/>
    </style:style>
    <style:style style:name="P16" style:family="paragraph" style:parent-style-name="Preformatted_20_Text">
      <style:text-properties style:font-name="Liberation Mono" fo:font-size="10pt" officeooo:rsid="00158134" officeooo:paragraph-rsid="00030f42" style:font-size-asian="10pt" style:font-size-complex="10pt"/>
    </style:style>
    <style:style style:name="P17" style:family="paragraph" style:parent-style-name="Preformatted_20_Text">
      <style:text-properties style:font-name="Liberation Mono" fo:font-size="10pt" officeooo:paragraph-rsid="00158acf" style:font-size-asian="10pt" style:font-size-complex="10pt"/>
    </style:style>
    <style:style style:name="P18" style:family="paragraph" style:parent-style-name="Preformatted_20_Text">
      <style:text-properties style:font-name="Liberation Mono" fo:font-size="10pt" officeooo:rsid="001b4f08" officeooo:paragraph-rsid="001b4f08" style:font-size-asian="10pt" style:font-size-complex="10pt"/>
    </style:style>
    <style:style style:name="P19" style:family="paragraph" style:parent-style-name="Preformatted_20_Text">
      <style:text-properties style:font-name="Liberation Mono" fo:font-size="10pt" officeooo:rsid="00067d51" officeooo:paragraph-rsid="00067d51" style:font-size-asian="10pt" style:font-size-complex="10pt"/>
    </style:style>
    <style:style style:name="P20" style:family="paragraph" style:parent-style-name="Preformatted_20_Text">
      <style:text-properties style:font-name="Liberation Mono" fo:font-size="10pt" officeooo:rsid="00172753" officeooo:paragraph-rsid="00172753" style:font-size-asian="10pt" style:font-size-complex="10pt"/>
    </style:style>
    <style:style style:name="P21" style:family="paragraph" style:parent-style-name="Preformatted_20_Text">
      <style:text-properties style:font-name="Liberation Mono" fo:font-size="10pt" officeooo:rsid="00172753" officeooo:paragraph-rsid="001b4f08" style:font-size-asian="10pt" style:font-size-complex="10pt"/>
    </style:style>
    <style:style style:name="P22" style:family="paragraph" style:parent-style-name="Preformatted_20_Text">
      <style:text-properties style:font-name="Liberation Mono" fo:font-size="10pt" officeooo:rsid="001c6417" officeooo:paragraph-rsid="001c6417" style:font-size-asian="10pt" style:font-size-complex="10pt"/>
    </style:style>
    <style:style style:name="P23" style:family="paragraph" style:parent-style-name="Preformatted_20_Text">
      <style:text-properties style:font-name="Liberation Mono" fo:font-size="10pt" officeooo:rsid="00158acf" officeooo:paragraph-rsid="00158acf" style:font-size-asian="10pt" style:font-size-complex="10pt"/>
    </style:style>
    <style:style style:name="P24" style:family="paragraph" style:parent-style-name="Preformatted_20_Text">
      <style:text-properties style:font-name="Liberation Mono" fo:font-size="10pt" officeooo:paragraph-rsid="00102d09" style:font-size-asian="10pt" style:font-size-complex="10pt"/>
    </style:style>
    <style:style style:name="P25" style:family="paragraph" style:parent-style-name="Preformatted_20_Text">
      <style:text-properties style:font-name="Liberation Mono" fo:font-size="10pt" officeooo:paragraph-rsid="00172753" style:font-size-asian="10pt" style:font-size-complex="10pt"/>
    </style:style>
    <style:style style:name="P26" style:family="paragraph" style:parent-style-name="Preformatted_20_Text">
      <style:text-properties style:font-name="Liberation Mono" fo:font-size="10pt" officeooo:rsid="0019b478" officeooo:paragraph-rsid="0019b478" style:font-size-asian="10pt" style:font-size-complex="10pt"/>
    </style:style>
    <style:style style:name="P27" style:family="paragraph" style:parent-style-name="Preformatted_20_Text">
      <style:text-properties style:font-name="Liberation Mono" fo:font-size="10pt" officeooo:rsid="0007b261" officeooo:paragraph-rsid="0007b261" style:font-size-asian="10pt" style:font-size-complex="10pt"/>
    </style:style>
    <style:style style:name="P28" style:family="paragraph" style:parent-style-name="Preformatted_20_Text">
      <style:text-properties style:font-name="Liberation Mono" fo:font-size="10pt" officeooo:rsid="0008c5fb" officeooo:paragraph-rsid="000e5034" style:font-size-asian="10pt" style:font-size-complex="10pt"/>
    </style:style>
    <style:style style:name="P29" style:family="paragraph" style:parent-style-name="Preformatted_20_Text">
      <style:text-properties style:font-name="Liberation Mono" fo:font-size="10pt" officeooo:rsid="000d9fcc" officeooo:paragraph-rsid="000d9fcc" style:font-size-asian="10pt" style:font-size-complex="10pt"/>
    </style:style>
    <style:style style:name="P30" style:family="paragraph" style:parent-style-name="Preformatted_20_Text">
      <style:text-properties style:font-name="Liberation Mono" fo:font-size="10pt" fo:font-weight="normal" officeooo:rsid="00030f42" officeooo:paragraph-rsid="0019b478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style:font-name="Liberation Mono" fo:font-size="10pt" fo:font-weight="normal" officeooo:rsid="00030f42" officeooo:paragraph-rsid="00184d39" style:font-size-asian="10pt" style:font-weight-asian="normal" style:font-size-complex="10pt" style:font-weight-complex="normal"/>
    </style:style>
    <style:style style:name="P32" style:family="paragraph" style:parent-style-name="Preformatted_20_Text">
      <style:text-properties style:font-name="Liberation Mono" fo:font-size="10pt" fo:font-weight="normal" officeooo:rsid="0019b478" officeooo:paragraph-rsid="0019b478" style:font-size-asian="10pt" style:font-weight-asian="normal" style:font-size-complex="10pt" style:font-weight-complex="normal"/>
    </style:style>
    <style:style style:name="P33" style:family="paragraph" style:parent-style-name="Preformatted_20_Text">
      <style:text-properties style:font-name="Liberation Mono" fo:font-size="10pt" fo:font-weight="normal" officeooo:rsid="00158134" officeooo:paragraph-rsid="00158134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style:font-name="Liberation Mono" fo:font-size="10pt" fo:font-weight="bold" officeooo:rsid="00030f42" officeooo:paragraph-rsid="00030f42" style:font-size-asian="10pt" style:font-weight-asian="bold" style:font-size-complex="10pt" style:font-weight-complex="bold"/>
    </style:style>
    <style:style style:name="P35" style:family="paragraph" style:parent-style-name="Preformatted_20_Text">
      <style:text-properties style:font-name="Liberation Mono" fo:font-size="10pt" style:text-underline-style="none" fo:font-weight="normal" officeooo:rsid="00030f42" officeooo:paragraph-rsid="0019b478" style:font-size-asian="10pt" style:font-weight-asian="normal" style:font-size-complex="10pt" style:font-weight-complex="normal"/>
    </style:style>
    <style:style style:name="P36" style:family="paragraph" style:parent-style-name="Preformatted_20_Text">
      <style:text-properties style:font-name="Liberation Mono" fo:font-size="10pt" style:text-underline-style="none" fo:font-weight="normal" officeooo:rsid="00158134" officeooo:paragraph-rsid="0019b478" style:font-size-asian="10pt" style:font-weight-asian="normal" style:font-size-complex="10pt" style:font-weight-complex="normal"/>
    </style:style>
    <style:style style:name="P37" style:family="paragraph" style:parent-style-name="Preformatted_20_Text">
      <style:text-properties style:font-name="Liberation Mono" fo:font-size="10pt" style:text-underline-style="none" fo:font-weight="normal" officeooo:rsid="0019b478" officeooo:paragraph-rsid="0019b478" style:font-size-asian="10pt" style:font-weight-asian="normal" style:font-size-complex="10pt" style:font-weight-complex="normal"/>
    </style:style>
    <style:style style:name="P38" style:family="paragraph" style:parent-style-name="Preformatted_20_Text">
      <style:text-properties style:font-name="Liberation Mono" fo:font-size="10pt" style:text-underline-style="solid" style:text-underline-width="auto" style:text-underline-color="font-color" fo:font-weight="bold" officeooo:rsid="00151273" officeooo:paragraph-rsid="00151273" style:font-size-asian="10pt" style:font-weight-asian="bold" style:font-size-complex="10pt" style:font-weight-complex="bold"/>
    </style:style>
    <style:style style:name="P39" style:family="paragraph" style:parent-style-name="Preformatted_20_Text">
      <style:text-properties style:font-name="Liberation Mono" fo:font-size="12pt" fo:font-weight="bold" officeooo:rsid="00030f42" officeooo:paragraph-rsid="00030f42" style:font-size-asian="12pt" style:font-weight-asian="bold" style:font-size-complex="12pt" style:font-weight-complex="bold"/>
    </style:style>
    <style:style style:name="P40" style:family="paragraph" style:parent-style-name="Preformatted_20_Text">
      <style:text-properties style:font-name="Liberation Mono" fo:font-size="12pt" fo:font-weight="bold" officeooo:rsid="00030f42" officeooo:paragraph-rsid="00158134" style:font-size-asian="12pt" style:font-weight-asian="bold" style:font-size-complex="12pt" style:font-weight-complex="bold"/>
    </style:style>
    <style:style style:name="P41" style:family="paragraph" style:parent-style-name="Preformatted_20_Text">
      <style:text-properties style:font-name="Liberation Mono" fo:font-size="12pt" fo:font-weight="bold" officeooo:rsid="00030f42" officeooo:paragraph-rsid="0019b478" style:font-size-asian="12pt" style:font-weight-asian="bold" style:font-size-complex="12pt" style:font-weight-complex="bold"/>
    </style:style>
    <style:style style:name="P42" style:family="paragraph" style:parent-style-name="Preformatted_20_Text">
      <style:text-properties style:font-name="Liberation Mono" fo:font-size="12pt" fo:font-weight="bold" officeooo:rsid="00030f42" officeooo:paragraph-rsid="00102d09" style:font-size-asian="12pt" style:font-weight-asian="bold" style:font-size-complex="12pt" style:font-weight-complex="bold"/>
    </style:style>
    <style:style style:name="P43" style:family="paragraph" style:parent-style-name="Preformatted_20_Text">
      <style:text-properties style:font-name="Liberation Mono" fo:font-size="12pt" fo:font-weight="bold" officeooo:rsid="0014bd61" officeooo:paragraph-rsid="00158acf" style:font-size-asian="12pt" style:font-weight-asian="bold" style:font-size-complex="12pt" style:font-weight-complex="bold"/>
    </style:style>
    <style:style style:name="P44" style:family="paragraph" style:parent-style-name="Preformatted_20_Text">
      <style:text-properties style:font-name="Liberation Mono" fo:font-size="12pt" fo:font-weight="bold" officeooo:rsid="0008c5fb" officeooo:paragraph-rsid="000e5034" style:font-size-asian="12pt" style:font-weight-asian="bold" style:font-size-complex="12pt" style:font-weight-complex="bold"/>
    </style:style>
    <style:style style:name="P45" style:family="paragraph" style:parent-style-name="Preformatted_20_Text">
      <style:text-properties style:font-name="Liberation Mono" fo:font-size="12pt" fo:font-weight="bold" officeooo:rsid="00158134" officeooo:paragraph-rsid="00158134" style:font-size-asian="12pt" style:font-weight-asian="bold" style:font-size-complex="12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style:font-name="Liberation Mono" fo:font-size="12pt" officeooo:paragraph-rsid="00030f42" style:font-size-asian="12pt" style:font-size-complex="12pt"/>
    </style:style>
    <style:style style:name="P47" style:family="paragraph" style:parent-style-name="Preformatted_20_Text">
      <style:text-properties style:font-name="Liberation Mono" fo:font-size="12pt" style:text-underline-style="solid" style:text-underline-width="auto" style:text-underline-color="font-color" fo:font-weight="bold" officeooo:rsid="00151273" officeooo:paragraph-rsid="00151273" style:font-size-asian="12pt" style:font-weight-asian="bold" style:font-size-complex="12pt" style:font-weight-complex="bold"/>
    </style:style>
    <style:style style:name="P48" style:family="paragraph" style:parent-style-name="Frame_20_contents">
      <style:text-properties style:text-underline-style="solid" style:text-underline-width="auto" style:text-underline-color="font-color" officeooo:rsid="0012ddf3" officeooo:paragraph-rsid="0012ddf3"/>
    </style:style>
    <style:style style:name="P49" style:family="paragraph" style:parent-style-name="Frame_20_contents">
      <style:text-properties fo:font-style="normal" style:text-underline-style="none" officeooo:rsid="0012ddf3" officeooo:paragraph-rsid="0012ddf3" style:font-style-asian="normal" style:font-style-complex="normal"/>
    </style:style>
    <style:style style:name="P50" style:family="paragraph" style:parent-style-name="Frame_20_contents">
      <style:text-properties officeooo:rsid="0012ddf3" officeooo:paragraph-rsid="0012ddf3"/>
    </style:style>
    <style:style style:name="P51" style:family="paragraph" style:parent-style-name="Frame_20_contents">
      <style:text-properties officeooo:rsid="00184d39" officeooo:paragraph-rsid="00184d39"/>
    </style:style>
    <style:style style:name="P52" style:family="paragraph" style:parent-style-name="Frame_20_contents">
      <style:text-properties officeooo:rsid="001b4f08" officeooo:paragraph-rsid="001b4f08"/>
    </style:style>
    <style:style style:name="P53" style:family="paragraph" style:parent-style-name="Frame_20_contents">
      <style:text-properties officeooo:rsid="001c6417" officeooo:paragraph-rsid="001c6417"/>
    </style:style>
    <style:style style:name="P54" style:family="paragraph" style:parent-style-name="Frame_20_contents">
      <style:text-properties style:font-name="Liberation Mono" fo:font-size="10pt" officeooo:rsid="00184d39" officeooo:paragraph-rsid="00184d39" style:font-size-asian="10pt" style:font-size-complex="10pt"/>
    </style:style>
    <style:style style:name="P55" style:family="paragraph" style:parent-style-name="Frame_20_contents">
      <style:text-properties style:font-name="Liberation Mono" fo:font-size="12pt" fo:font-weight="bold" officeooo:rsid="00184d39" officeooo:paragraph-rsid="00184d39" style:font-size-asian="12pt" style:font-weight-asian="bold" style:font-size-complex="12pt" style:font-weight-complex="bold"/>
    </style:style>
    <style:style style:name="P56" style:family="paragraph" style:parent-style-name="Frame_20_contents">
      <style:text-properties style:font-name="Liberation Mono" fo:font-size="12pt" fo:font-weight="bold" officeooo:rsid="00158134" officeooo:paragraph-rsid="001c6417" style:font-size-asian="12pt" style:font-weight-asian="bold" style:font-size-complex="12pt" style:font-weight-complex="bold"/>
    </style:style>
    <style:style style:name="P57" style:family="paragraph" style:parent-style-name="Frame_20_contents">
      <style:text-properties officeooo:rsid="001c9c3b" officeooo:paragraph-rsid="001c9c3b"/>
    </style:style>
    <style:style style:name="P58" style:family="paragraph" style:parent-style-name="Frame_20_contents">
      <style:text-properties style:font-name="Liberation Mono" fo:font-size="12pt" fo:font-weight="bold" officeooo:rsid="0019b478" officeooo:paragraph-rsid="001c6417" style:font-size-asian="12pt" style:font-weight-asian="bold" style:font-size-complex="12pt" style:font-weight-complex="bold"/>
    </style:style>
    <style:style style:name="P59" style:family="paragraph" style:parent-style-name="Frame_20_contents">
      <style:text-properties style:font-name="Liberation Mono" fo:font-size="10pt" officeooo:rsid="00263816" officeooo:paragraph-rsid="00263816" style:font-size-asian="10pt" style:font-size-complex="10pt"/>
    </style:style>
    <style:style style:name="P60" style:family="paragraph" style:parent-style-name="Frame_20_contents">
      <style:text-properties style:font-name="Liberation Mono" fo:font-size="10pt" officeooo:rsid="001ef474" officeooo:paragraph-rsid="001ef474" style:font-size-asian="10pt" style:font-size-complex="10pt"/>
    </style:style>
    <style:style style:name="P61" style:family="paragraph" style:parent-style-name="Standard">
      <style:text-properties style:font-name="Liberation Mono" fo:font-size="10pt" officeooo:rsid="00158acf" officeooo:paragraph-rsid="00184d39" style:font-size-asian="10pt" style:font-size-complex="10pt"/>
    </style:style>
    <style:style style:name="P62" style:family="paragraph" style:parent-style-name="Preformatted_20_Text">
      <style:text-properties style:font-name="Liberation Mono" fo:font-size="10pt" style:text-underline-style="none" fo:font-weight="normal" officeooo:rsid="0019b478" officeooo:paragraph-rsid="0019b478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style:font-name="Liberation Mono" fo:font-size="10pt" officeooo:rsid="00158134" officeooo:paragraph-rsid="00158acf" style:font-size-asian="10pt" style:font-size-complex="10pt"/>
    </style:style>
    <style:style style:name="P64" style:family="paragraph" style:parent-style-name="Preformatted_20_Text">
      <style:text-properties style:font-name="Liberation Mono" fo:font-size="10pt" officeooo:rsid="0014bd61" officeooo:paragraph-rsid="0022d4a1" style:font-size-asian="10pt" style:font-size-complex="10pt"/>
    </style:style>
    <style:style style:name="P65" style:family="paragraph" style:parent-style-name="Preformatted_20_Text">
      <style:text-properties style:font-name="Liberation Mono" fo:font-size="10pt" officeooo:rsid="0014bd61" officeooo:paragraph-rsid="00264a9f" style:font-size-asian="10pt" style:font-size-complex="10pt"/>
    </style:style>
    <style:style style:name="P66" style:family="paragraph" style:parent-style-name="Preformatted_20_Text">
      <style:text-properties style:font-name="Liberation Mono" fo:font-size="10pt" officeooo:rsid="00030f42" officeooo:paragraph-rsid="00030f42" style:font-size-asian="10pt" style:font-size-complex="10pt"/>
    </style:style>
    <style:style style:name="P67" style:family="paragraph" style:parent-style-name="Preformatted_20_Text">
      <style:text-properties style:font-name="Liberation Mono" fo:font-size="10pt" officeooo:rsid="00030f42" officeooo:paragraph-rsid="00263816" style:font-size-asian="10pt" style:font-size-complex="10pt"/>
    </style:style>
    <style:style style:name="P68" style:family="paragraph" style:parent-style-name="Preformatted_20_Text">
      <style:text-properties style:font-name="Liberation Mono" fo:font-size="10pt" officeooo:rsid="0022d4a1" officeooo:paragraph-rsid="00263816" style:font-size-asian="10pt" style:font-size-complex="10pt"/>
    </style:style>
    <style:style style:name="P69" style:family="paragraph" style:parent-style-name="Preformatted_20_Text">
      <style:text-properties style:font-name="Liberation Mono" fo:font-size="10pt" fo:font-weight="normal" officeooo:rsid="001ef474" officeooo:paragraph-rsid="001ef474" style:font-size-asian="10pt" style:font-weight-asian="normal" style:font-size-complex="10pt" style:font-weight-complex="normal"/>
    </style:style>
    <style:style style:name="P70" style:family="paragraph" style:parent-style-name="Preformatted_20_Text">
      <style:text-properties style:font-name="Liberation Mono" fo:font-size="10pt" fo:font-weight="normal" officeooo:rsid="001ef474" officeooo:paragraph-rsid="00264a9f" style:font-size-asian="10pt" style:font-weight-asian="normal" style:font-size-complex="10pt" style:font-weight-complex="normal"/>
    </style:style>
    <style:style style:name="P71" style:family="paragraph" style:parent-style-name="Preformatted_20_Text">
      <style:text-properties style:font-name="Liberation Mono" fo:font-size="10pt" fo:font-weight="normal" officeooo:rsid="001ef474" officeooo:paragraph-rsid="00102d09" style:font-size-asian="10pt" style:font-weight-asian="normal" style:font-size-complex="10pt" style:font-weight-complex="normal"/>
    </style:style>
    <style:style style:name="P72" style:family="paragraph" style:parent-style-name="Preformatted_20_Text">
      <style:text-properties style:font-name="Liberation Mono" fo:font-size="10pt" fo:font-weight="normal" officeooo:rsid="001489dd" officeooo:paragraph-rsid="001489dd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style:font-name="Liberation Mono" fo:font-size="10pt" fo:font-weight="normal" officeooo:rsid="001489dd" officeooo:paragraph-rsid="001ef474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style:font-name="Liberation Mono" fo:font-size="10pt" fo:font-weight="normal" officeooo:rsid="001489dd" officeooo:paragraph-rsid="0022d4a1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style:font-name="Liberation Mono" fo:font-size="10pt" fo:font-weight="normal" officeooo:rsid="001489dd" officeooo:paragraph-rsid="00264a9f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style:font-name="Liberation Mono" fo:font-size="10pt" fo:font-weight="normal" officeooo:rsid="0020ff2a" officeooo:paragraph-rsid="0020ff2a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style:font-name="Liberation Mono" fo:font-size="10pt" fo:font-weight="normal" officeooo:rsid="0020ff2a" officeooo:paragraph-rsid="00264a9f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style:font-name="Liberation Mono" fo:font-size="10pt" fo:font-weight="normal" officeooo:rsid="0014bd61" officeooo:paragraph-rsid="0022d4a1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style:font-name="Liberation Mono" fo:font-size="10pt" fo:font-weight="normal" officeooo:rsid="0014bd61" officeooo:paragraph-rsid="00264a9f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style:font-name="Liberation Mono" fo:font-size="10pt" fo:font-weight="normal" officeooo:rsid="0024a859" officeooo:paragraph-rsid="0024a859" style:font-size-asian="10pt" style:font-weight-asian="normal" style:font-size-complex="10pt" style:font-weight-complex="normal"/>
    </style:style>
    <style:style style:name="P81" style:family="paragraph" style:parent-style-name="Preformatted_20_Text">
      <style:text-properties style:font-name="Liberation Mono" fo:font-size="10pt" fo:font-weight="normal" officeooo:rsid="00264a9f" officeooo:paragraph-rsid="00264a9f" style:font-size-asian="10pt" style:font-weight-asian="normal" style:font-size-complex="10pt" style:font-weight-complex="normal"/>
    </style:style>
    <style:style style:name="P82" style:family="paragraph" style:parent-style-name="Preformatted_20_Text">
      <style:text-properties style:font-name="Liberation Mono" fo:font-size="12pt" fo:font-weight="bold" officeooo:rsid="001ef474" officeooo:paragraph-rsid="00264a9f" style:font-size-asian="12pt" style:font-weight-asian="bold" style:font-size-complex="12pt" style:font-weight-complex="bold"/>
    </style:style>
    <style:style style:name="P83" style:family="paragraph" style:parent-style-name="Preformatted_20_Text">
      <style:text-properties style:font-name="Liberation Mono" fo:font-size="12pt" fo:font-weight="bold" officeooo:rsid="001c9c3b" officeooo:paragraph-rsid="00264a9f" style:font-size-asian="12pt" style:font-weight-asian="bold" style:font-size-complex="12pt" style:font-weight-complex="bold"/>
    </style:style>
    <style:style style:name="P84" style:family="paragraph" style:parent-style-name="Preformatted_20_Text">
      <style:text-properties style:font-name="Liberation Mono" fo:font-size="12pt" fo:font-weight="bold" officeooo:rsid="0024a859" officeooo:paragraph-rsid="0024a859" style:font-size-asian="12pt" style:font-weight-asian="bold" style:font-size-complex="12pt" style:font-weight-complex="bold"/>
    </style:style>
    <style:style style:name="P85" style:family="paragraph" style:parent-style-name="Preformatted_20_Text">
      <style:paragraph-properties fo:text-align="start" style:justify-single-word="false"/>
      <style:text-properties style:font-name="Liberation Mono" fo:font-size="12pt" style:text-underline-style="none" fo:font-weight="bold" officeooo:rsid="00151273" officeooo:paragraph-rsid="00151273" style:font-size-asian="12pt" style:font-weight-asian="bold" style:font-size-complex="12pt" style:font-weight-complex="bold"/>
    </style:style>
    <style:style style:name="T1" style:family="text">
      <style:text-properties officeooo:rsid="00049162"/>
    </style:style>
    <style:style style:name="T2" style:family="text">
      <style:text-properties officeooo:rsid="00067d51"/>
    </style:style>
    <style:style style:name="T3" style:family="text">
      <style:text-properties officeooo:rsid="0007b261"/>
    </style:style>
    <style:style style:name="T4" style:family="text">
      <style:text-properties officeooo:rsid="0008c5fb"/>
    </style:style>
    <style:style style:name="T5" style:family="text">
      <style:text-properties officeooo:rsid="00102d09"/>
    </style:style>
    <style:style style:name="T6" style:family="text">
      <style:text-properties officeooo:rsid="0014bd61"/>
    </style:style>
    <style:style style:name="T7" style:family="text">
      <style:text-properties officeooo:rsid="00158134"/>
    </style:style>
    <style:style style:name="T8" style:family="text">
      <style:text-properties officeooo:rsid="00158acf"/>
    </style:style>
    <style:style style:name="T9" style:family="text">
      <style:text-properties officeooo:rsid="00172753"/>
    </style:style>
    <style:style style:name="T10" style:family="text">
      <style:text-properties officeooo:rsid="00184d39"/>
    </style:style>
    <style:style style:name="T11" style:family="text">
      <style:text-properties officeooo:rsid="0019b478"/>
    </style:style>
    <style:style style:name="T12" style:family="text">
      <style:text-properties style:text-underline-style="solid" style:text-underline-width="auto" style:text-underline-color="font-color" fo:font-weight="bold" officeooo:rsid="001c6417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02d09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030f42" style:font-weight-asian="bold" style:font-weight-complex="bold"/>
    </style:style>
    <style:style style:name="T15" style:family="text">
      <style:text-properties style:text-underline-style="none"/>
    </style:style>
    <style:style style:name="T16" style:family="text">
      <style:text-properties officeooo:rsid="001b4f08"/>
    </style:style>
    <style:style style:name="T17" style:family="text">
      <style:text-properties officeooo:rsid="001c6417"/>
    </style:style>
    <style:style style:name="T18" style:family="text">
      <style:text-properties style:font-name="Liberation Mono" fo:font-weight="normal" officeooo:rsid="001ef474" fo:background-color="#c1e7cb" loext:char-shading-value="0" style:font-weight-asian="normal" style:font-weight-complex="normal" loext:padding="0in" loext:border="none"/>
    </style:style>
    <style:style style:name="T19" style:family="text">
      <style:text-properties officeooo:rsid="001c9c3b"/>
    </style:style>
    <style:style style:name="T20" style:family="text">
      <style:text-properties officeooo:rsid="001ef474"/>
    </style:style>
    <style:style style:name="T21" style:family="text">
      <style:text-properties officeooo:rsid="001f05d4"/>
    </style:style>
    <style:style style:name="T22" style:family="text">
      <style:text-properties officeooo:rsid="0020ff2a"/>
    </style:style>
    <style:style style:name="T23" style:family="text">
      <style:text-properties officeooo:rsid="0022d4a1"/>
    </style:style>
    <style:style style:name="T24" style:family="text">
      <style:text-properties officeooo:rsid="00263816"/>
    </style:style>
    <style:style style:name="T25" style:family="text">
      <style:text-properties officeooo:rsid="00264a9f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draw:fill-image-width="0in" draw:fill-image-height="0in" fo:padding="0.0598in" fo:border="0.06pt solid #000000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2">3</text:span><text:span text:style-name="T13">% of </text:span><text:span text:style-name="T14">Vim</text:span></text:p>
      <text:p text:style-name="P85"><draw:frame draw:style-name="fr1" draw:name="Frame3" text:anchor-type="paragraph" svg:x="4.4937in" svg:y="0.3283in" svg:width="2.7717in" draw:z-index="1"><draw:text-box fo:min-height="1.1154in"><text:p text:style-name="P1">gg - first line</text:p><text:p text:style-name="P1">G <text:s/>- last line</text:p><text:p text:style-name="P1">nG - n'th line of file</text:p><text:p text:style-name="P1"/><text:p text:style-name="P12">H - top of screen</text:p><text:p text:style-name="P12">M - middle of screen</text:p><text:p text:style-name="P12">L - bottom of screen</text:p><text:p text:style-name="P12"/><text:p text:style-name="P17">z. <text:s/>scroll line <text:span text:style-name="T5">to screen center</text:span></text:p><text:p text:style-name="P17">zt <text:s/>scroll line to the top</text:p><text:p text:style-name="P17">zb <text:s/>scroll line to the bottom</text:p></draw:text-box></draw:frame>Motions</text:p>
      <text:p text:style-name="P2">h<text:span text:style-name="T2">jkl – left down up right</text:span></text:p>
      <text:p text:style-name="P19"/>
      <text:p text:style-name="P19">w <text:s/>beginning of next word</text:p>
      <text:p text:style-name="P19">b <text:s/>previous beginning of word</text:p>
      <text:p text:style-name="P19">e <text:s/>end of word</text:p>
      <text:p text:style-name="P20">ge previous end of word</text:p>
      <text:p text:style-name="P19">W <text:s/>beginning of next word after a whitespace</text:p>
      <text:p text:style-name="P19">B <text:s/>beginning of previous word before a whitespace</text:p>
      <text:p text:style-name="P19">E <text:s/>end of word before a whitespace</text:p>
      <text:p text:style-name="P22"/>
      <text:p text:style-name="P22">0 <text:s/>beginning of line</text:p>
      <text:p text:style-name="P1">$ <text:s/>end of line</text:p>
      <text:p text:style-name="P1"><text:span text:style-name="T6">^ or </text:span>_ <text:s/>first nonblank character of the line</text:p>
      <text:p text:style-name="P1"><draw:frame draw:style-name="fr1" draw:name="Frame9" text:anchor-type="paragraph" svg:x="4.6075in" svg:y="0.1457in" svg:width="2.6402in" draw:z-index="5"><draw:text-box fo:min-height="1.072in"><text:p text:style-name="P55"><text:span text:style-name="T17">T</text:span>ext <text:span text:style-name="T17">O</text:span>bject <text:span text:style-name="T17">M</text:span>otions</text:p><text:p text:style-name="P54">( or ) <text:s text:c="2"/>fwd/back by sentence</text:p><text:p text:style-name="P54">{ or } <text:s/>fwd/back by paragraph \</text:p><text:p text:style-name="P54">[ or ] <text:s text:c="2"/>fwd/back by <text:s/>section ie { in <text:tab/>first column</text:p></draw:text-box></draw:frame>g_ <text:s/>last non-blank character of the line</text:p>
      <text:p text:style-name="P23">:[range] <text:s/>Set cursor on last line number in [range]</text:p>
      <text:p text:style-name="P1"/>
      <text:p text:style-name="P24">* <text:s text:c="2"/>next whole word under cursor</text:p>
      <text:p text:style-name="P1"># <text:s text:c="2"/>previous whole word under cursor</text:p>
      <text:p text:style-name="P1">g* <text:s/>* <text:span text:style-name="T9">but not whole word</text:span></text:p>
      <text:p text:style-name="P1">g# <text:s/><text:span text:style-name="T9"># but not whole word</text:span></text:p>
      <text:p text:style-name="P14">gd <text:s/>goto local variable declaration</text:p>
      <text:p text:style-name="P1">% <text:s text:c="2"/>jump to matching bracket { } [ ] ( )</text:p>
      <text:p text:style-name="P1"/>
      <text:p text:style-name="P1">fX <text:s/>to next 'X' in same line <text:span text:style-name="T9">(cursor placed on X)</text:span></text:p>
      <text:p text:style-name="P1">FX <text:s/>to previous 'X' (cursor <text:span text:style-name="T9">placed</text:span> on X)</text:p>
      <text:p text:style-name="P1">tX <text:s/>til next 'X' (cursor <text:span text:style-name="T9">placed</text:span> before X)</text:p>
      <text:p text:style-name="P25">TX <text:s/>til previous 'X' (cursor <text:span text:style-name="T9">placed</text:span> before X)</text:p>
      <text:p text:style-name="P1">; <text:s text:c="2"/>repeat above, in same direction</text:p>
      <text:p text:style-name="P1">, <text:s text:c="2"/>repeat above, in reverse direction</text:p>
      <text:p text:style-name="P34"/>
      <text:p text:style-name="P41"><draw:frame draw:style-name="fr1" draw:name="Frame8" text:anchor-type="paragraph" svg:x="4.3492in" svg:y="0.0291in" svg:width="2.4665in" draw:z-index="6"><draw:text-box fo:min-height="1.4661in"><text:p text:style-name="P55">Search Ranges</text:p><text:p text:style-name="P54">% <text:s/>entire file</text:p><text:p text:style-name="P54"/><text:p text:style-name="P55">Search Flags</text:p><text:p text:style-name="P61">g[lobal]</text:p><text:p text:style-name="P61">c[onfirmation]</text:p><text:p text:style-name="P61">i[gnore case]</text:p><text:p text:style-name="P61">n[umber report]</text:p><text:p text:style-name="P31"/></draw:text-box></draw:frame>Search/Replace</text:p>
      <text:p text:style-name="P4">/pattern <text:s/>search for pattern </text:p>
      <text:p text:style-name="P4">?pattern <text:s/>search backward for pattern</text:p>
      <text:p text:style-name="P4">n <text:span text:style-name="T7">or /&lt;CR&gt;</text:span> repeat search in same direction </text:p>
      <text:p text:style-name="P4">N <text:s/>repeat search in opposite direction</text:p>
      <text:p text:style-name="P4">:<text:span text:style-name="T8">[range]</text:span>s/old/new/<text:span text:style-name="T8">[flags]</text:span> <text:s/><text:span text:style-name="T10">substitute</text:span> old with new <text:tab/><text:span text:style-name="T5">in range</text:span> <text:span text:style-name="T5">(1st occurrence/line)</text:span></text:p>
      <text:p text:style-name="P35"/>
      <text:p text:style-name="P36">&amp; <text:s/>repeat last substitution</text:p>
      <text:p text:style-name="P38"/>
      <text:p text:style-name="P56">Text Object <text:span text:style-name="T11">Selection</text:span></text:p>
      <text:p text:style-name="P58">(after operator or in visual mode)</text:p>
      <text:p text:style-name="P4">aw <text:s/>a word</text:p>
      <text:p text:style-name="P26"><draw:frame draw:style-name="fr1" draw:name="Frame7" text:anchor-type="paragraph" svg:x="3.8327in" svg:y="0.0508in" svg:width="3.3654in" draw:z-index="4"><draw:text-box fo:min-height="1.7835in"><text:p text:style-name="P43">View Movement</text:p><text:p text:style-name="P17">Ctrl-D<text:span text:style-name="T6">[own]</text:span> <text:s/>move half-page down</text:p><text:p text:style-name="P17">Ctrl-U<text:span text:style-name="T6">[p]</text:span> <text:s/>move half-page up</text:p><text:p text:style-name="P17">Ctrl-B<text:span text:style-name="T6">[ack]</text:span> <text:s/>page up</text:p><text:p text:style-name="P17">Ctrl-F<text:span text:style-name="T6">[orward]</text:span> <text:s/>page down</text:p><text:p text:style-name="P17"/><text:p text:style-name="P17">Ctrl-O <text:s/>jump to <text:span text:style-name="T11">prev</text:span> cursor position</text:p><text:p text:style-name="P17">Ctrl-I <text:s/>jump to next cursor position</text:p><text:p text:style-name="P17">Ctrl-Y <text:s/>move view pane up</text:p><text:p text:style-name="P17">Ctrl-E <text:s/>move view pane down</text:p></draw:text-box></draw:frame>as <text:s/>a sentence</text:p>
      <text:p text:style-name="P26">ap <text:s/>a paragraph</text:p>
      <text:p text:style-name="P4">ab <text:s/>a () block (with braces) </text:p>
      <text:p text:style-name="P4">aB <text:s/>a {} block (with brackets) </text:p>
      <text:p text:style-name="P4">ib <text:s/>inner () block </text:p>
      <text:p text:style-name="P30">iB <text:s/>inner {} block</text:p>
      <text:p text:style-name="P32">at <text:s/>a tag<text:span text:style-name="T15"> block</text:span></text:p>
      <text:p text:style-name="P37">it <text:s/>inner tag block</text:p>
      <text:p text:style-name="P35"/>
      <text:p text:style-name="P37">a or i followed by delimiter</text:p>
      <text:p text:style-name="P37">eg. () {} [] &lt;&gt; “ ' `</text:p>
      <text:p text:style-name="P47"><draw:frame draw:style-name="fr1" draw:name="Frame5" text:anchor-type="paragraph" svg:x="3.6799in" svg:y="0.0811in" svg:width="3.7492in" draw:z-index="2"><draw:text-box fo:min-height="2.8591in"><text:p text:style-name="P40">Cut and Paste</text:p><text:p text:style-name="P15">y <text:s/>yank to <text:span text:style-name="T16">both </text:span>“” <text:span text:style-name="T16">and “0</text:span></text:p><text:p text:style-name="P3">yy <text:s/>yank (copy) a line </text:p><text:p text:style-name="P3">2yy <text:s/>yank 2 lines</text:p><text:p text:style-name="P3">:<text:span text:style-name="T16">ny <text:s/>yank line n</text:span></text:p><text:p text:style-name="P3"/><text:p text:style-name="P15">d delete (store in “”)</text:p><text:p text:style-name="P3">dd <text:s/>delete a line </text:p><text:p text:style-name="P3"/><text:p text:style-name="P3">x <text:s/>delete character <text:span text:style-name="T16">(store in “”)</text:span></text:p><text:p text:style-name="P13">X – delete prev character (backspace)</text:p><text:p text:style-name="P3"/><text:p text:style-name="P3">p <text:s/>put the clipboard after cursor </text:p><text:p text:style-name="P3">P <text:s/>put before cursor</text:p><text:p text:style-name="P3">:<text:span text:style-name="T16">2t3 copy line 2 to after line 3</text:span></text:p><text:p text:style-name="P3"/></draw:text-box></draw:frame><text:soft-page-break/>Operators</text:p>
      <text:p text:style-name="P39">Insert Mode</text:p>
      <text:p text:style-name="P2">i <text:s/>insert mode at cursor </text:p>
      <text:p text:style-name="P2">I <text:s/>insert at the beginning of the line </text:p>
      <text:p text:style-name="P2">a <text:s/>append after cursor </text:p>
      <text:p text:style-name="P2">A <text:s/>append at the end of the line </text:p>
      <text:p text:style-name="P2">o <text:s/>open blank line below current line</text:p>
      <text:p text:style-name="P2">O <text:s/>open blank line above current line </text:p>
      <text:p text:style-name="P2">ea <text:s/>append at end of word </text:p>
      <text:p text:style-name="P34"/>
      <text:p text:style-name="P39">Editing</text:p>
      <text:p text:style-name="P20">c <text:s/>change (delete and enter insert mode)</text:p>
      <text:p text:style-name="P2">s <text:s/>delete character <text:span text:style-name="T9">and enter insert mode</text:span></text:p>
      <text:p text:style-name="P5">S <text:span text:style-name="T6">or cc </text:span><text:s/>delete line <text:span text:style-name="T9">and enter insert mode</text:span></text:p>
      <text:p text:style-name="P22">C <text:s/>same as c$</text:p>
      <text:p text:style-name="P22"/>
      <text:p text:style-name="P6">u <text:s/>undo</text:p>
      <text:p text:style-name="P27">U <text:s/>undo line</text:p>
      <text:p text:style-name="P6"><text:span text:style-name="T3">Ctrl-R <text:s/>undo the undos</text:span> </text:p>
      <text:p text:style-name="P2"/>
      <text:p text:style-name="P2">. <text:s/>repeat last command</text:p>
      <text:p text:style-name="P2"/>
      <text:p text:style-name="P7">r<text:span text:style-name="T19">X</text:span> <text:s/>replace <text:span text:style-name="T19">one</text:span> character <text:span text:style-name="T19">with X</text:span></text:p>
      <text:p text:style-name="P21">R <text:s/>replace in insert mode</text:p>
      <text:p text:style-name="P7">J <text:s/>join line below to the current one</text:p>
      <text:p text:style-name="P7">xp <text:s/>transpose two letters (delete and paste<text:span text:style-name="T9">)</text:span></text:p>
      <text:p text:style-name="P34"><draw:frame draw:style-name="fr1" draw:name="Frame1" text:anchor-type="paragraph" svg:x="3.6862in" svg:y="0.0882in" svg:width="3.261in" draw:z-index="0"><draw:text-box fo:min-height="1.6075in"><text:p text:style-name="P39">Visual commands</text:p><text:p text:style-name="P2">&gt; <text:s/>shift right </text:p><text:p text:style-name="P2">&lt; <text:s/>shift left </text:p><text:p text:style-name="P2">y <text:s/>yank (copy) marked text </text:p><text:p text:style-name="P2">d <text:span text:style-name="T16">or x </text:span><text:s/>delete marked text </text:p><text:p text:style-name="P2">~ <text:s/>switch case</text:p><text:p text:style-name="P2"/><text:p text:style-name="P18">enter insert mode, <text:span text:style-name="T17">insert, then press esc </text:span>to apply to each selected line</text:p></draw:text-box></draw:frame></text:p>
      <text:p text:style-name="P39">Marking text (visual mode)</text:p>
      <text:p text:style-name="P2">v <text:s/>start visual mode</text:p>
      <text:p text:style-name="P2">V <text:s/>start Linewise visual mode </text:p>
      <text:p text:style-name="P2">Ctrl-v <text:s/>start visual block mode </text:p>
      <text:p text:style-name="P3">o <text:s/>move to other end of marked area</text:p>
      <text:p text:style-name="P2"/>
      <text:p text:style-name="P45">Folds</text:p>
      <text:p text:style-name="P23">zf <text:s/>define fold</text:p>
      <text:p text:style-name="P63">zd <text:s/>delete fold</text:p>
      <text:p text:style-name="P33">zo <text:s/>open fold</text:p>
      <text:p text:style-name="P33">zc <text:s/>close fold</text:p>
      <text:p text:style-name="P3"/>
      <text:p text:style-name="P16"/>
      <text:p text:style-name="P8"><text:s/></text:p>
      <text:p text:style-name="P44">Registers</text:p>
      <text:p text:style-name="P28">:reg <text:s/>show registers content</text:p>
      <text:p text:style-name="P28">“” <text:span text:style-name="T7">default register (clipboard)</text:span></text:p>
      <text:p text:style-name="P28">"xy <text:s/>yank into register x</text:p>
      <text:p text:style-name="P28">"xp <text:s/>paste contents of register x</text:p>
      <text:p text:style-name="P28"/>
      <text:p text:style-name="P28">Tip - Registers are being stored in ~/.viminfo, and will be loaded again on <text:tab/><text:tab/><text:tab/>next restart of vim.</text:p>
      <text:p text:style-name="P28">Tip - Register 0 contains always the value of the last yank command.</text:p>
      <text:p text:style-name="P9"><text:s/></text:p>
      <text:p text:style-name="P2"/>
      <text:p text:style-name="P34"/>
      <text:p text:style-name="P39"/>
      <text:p text:style-name="P39"/>
      <text:p text:style-name="P39"><text:soft-page-break/>Working with multiple files</text:p>
      <text:p text:style-name="P2">:e filename <text:s/>Edit a file in a new buffer <text:span text:style-name="T3">(use Ctrl+d to see directory)</text:span></text:p>
      <text:p text:style-name="P29">:ls <text:s/>list the current buffers (including their numbers).</text:p>
      <text:p text:style-name="P2">:sp<text:span text:style-name="T1">[lit]</text:span> filename <text:s/>Open a file <text:span text:style-name="T4">with same</text:span> buffer and split window </text:p>
      <text:p text:style-name="P2">:<text:span text:style-name="T2">vsp[lit] filename – same but vertically</text:span></text:p>
      <text:p text:style-name="P2"/>
      <text:p text:style-name="P10">:bn<text:span text:style-name="T3">[ext] </text:span><text:s/>go to next buffer </text:p>
      <text:p text:style-name="P10">:bp<text:span text:style-name="T3">[</text:span>rev<text:span text:style-name="T3">] </text:span><text:s/>go to previous buffer </text:p>
      <text:p text:style-name="P10">:bd <text:s/>delete a buffer (close a file)</text:p>
      <text:p text:style-name="P29">:bd!<text:tab/>Delete the current buffer; will discard any changes (changes are lost).</text:p>
      <text:p text:style-name="P29">:b &lt;number&gt;<text:tab/> Display the buffer with the given number.</text:p>
      <text:p text:style-name="P29">:b &lt;partial&gt; <text:s/>Display the first buffer matching the partial name (or press Tab for <text:tab/><text:tab/> <text:s text:c="2"/>name completion).</text:p>
      <text:p text:style-name="P29">:bd <text:s/>Delete the current buffer; will fail if unsaved (nothing is deleted).</text:p>
      <text:p text:style-name="P2"/>
      <text:p text:style-name="P2">Ctrl-ws <text:s/>Split windows <text:span text:style-name="T1">horizontally</text:span></text:p>
      <text:p text:style-name="P67"><draw:frame draw:style-name="fr3" draw:name="Frame6" text:anchor-type="paragraph" svg:x="3.902in" svg:y="0.0445in" svg:width="3.098in" draw:z-index="8"><draw:text-box fo:min-height="1.4189in"><text:p text:style-name="P59">Ctrl-w -# <text:s/>decrease window height</text:p><text:p text:style-name="P59">Ctrl-w +# increase window height</text:p><text:p text:style-name="P59">Ctrl-w &lt;# decrease window width</text:p><text:p text:style-name="P59">Ctrl-w &gt;# increase window width</text:p><text:p text:style-name="P59"/><text:p text:style-name="P68">ctrl-w = <text:s/>make windows <text:span text:style-name="T24">equal</text:span> size</text:p></draw:text-box></draw:frame><text:span text:style-name="T23">Ctrl-</text:span>wv <text:s/>Split windows vertically</text:p>
      <text:p text:style-name="P2"><text:span text:style-name="T23">Ctrl</text:span>-ww <text:s/>switch between windows </text:p>
      <text:p text:style-name="P2"><text:span text:style-name="T23">Ctrl</text:span>-wq <text:s/>Quit a window </text:p>
      <text:p text:style-name="P82"/>
      <text:p text:style-name="P82">Tabs</text:p>
      <text:p text:style-name="P70">gt <text:s/>next tab</text:p>
      <text:p text:style-name="P70">gT <text:s/>prev tab</text:p>
      <text:p text:style-name="P70">:tabs <text:s/>list tab pages</text:p>
      <text:p text:style-name="P70">:tabe[dit] {file} <text:s/>open file in new tab</text:p>
      <text:p text:style-name="P70">:tabc[lose] {#} <text:s/>close tab page #</text:p>
      <text:p text:style-name="P70">:tabm[ove] # <text:s/>move tab page to after #</text:p>
      <text:p text:style-name="P70">:tabo[nly] <text:s/>close other tabs</text:p>
      <text:p text:style-name="P75"><draw:frame draw:style-name="fr3" draw:name="Frame2" text:anchor-type="paragraph" svg:x="4.1681in" svg:y="0.1484in" svg:width="2.75in" draw:z-index="7"><draw:text-box fo:min-height="1.0783in"><text:p text:style-name="P60">:Explore</text:p><text:p text:style-name="P60">:Texplore <text:s/><text:span text:style-name="T24">open in new</text:span> tab</text:p><text:p text:style-name="P60">:<text:span text:style-name="T24">S</text:span>explore <text:s/><text:span text:style-name="T24">split horiz &amp; explore</text:span></text:p><text:p text:style-name="P60">:<text:span text:style-name="T24">Vexplore <text:s/>split vert &amp; explore</text:span></text:p><text:p text:style-name="P60"/></draw:text-box></draw:frame></text:p>
      <text:p text:style-name="P75">:<text:span text:style-name="T21">tab ba[ll] open all buffers in tabs</text:span></text:p>
      <text:p text:style-name="P75">:<text:span text:style-name="T22">tab h[elp] open help in new tab</text:span></text:p>
      <text:p text:style-name="P75">:<text:span text:style-name="T22">tab split <text:s/>copy current window to new tab</text:span></text:p>
      <text:p text:style-name="P77">:tab drop {file} <text:s/>open {file} in a new tab,</text:p>
      <text:p text:style-name="P77"><text:tab/><text:tab/>or jump to a window/tab containing</text:p>
      <text:p text:style-name="P77"><text:tab/><text:tab/>the file if there is one</text:p>
      <text:p text:style-name="P77"/>
      <text:p text:style-name="P81">Ctrl-wT <text:s/>change current window into new tab</text:p>
      <text:p text:style-name="P81"/>
      <text:p text:style-name="P42"><draw:frame draw:style-name="fr3" draw:name="Frame10" text:anchor-type="paragraph" svg:x="3.8098in" svg:y="0.0272in" svg:width="3.4264in" draw:z-index="9"><draw:text-box fo:min-height="3.1839in"><text:p text:style-name="P83">Misc</text:p><text:p text:style-name="P65">#C<text:span text:style-name="T25">trl</text:span>-a <text:s/>add # to number</text:p><text:p text:style-name="P79">#C<text:span text:style-name="T25">trl</text:span>-x <text:s/>subtract # from number</text:p><text:p text:style-name="P75"/><text:p text:style-name="P75">C<text:span text:style-name="T25">trl</text:span>-G <text:s/>See filename.</text:p><text:p text:style-name="P75">:!CMD <text:s text:c="2"/>Run external command CMD</text:p><text:p text:style-name="P75"/><text:p text:style-name="P75">:r FILE Read in contents of FILE.</text:p><text:p text:style-name="P75">:r !CMD Read in the output from CMD.</text:p><text:p text:style-name="P75"/><text:p text:style-name="P75"/><text:p text:style-name="P75">:set OPT <text:s text:c="3"/><text:span text:style-name="T20">t</text:span>urn option OPT on.</text:p><text:p text:style-name="P75">:set noOPT <text:s/><text:span text:style-name="T20">t</text:span>urn option OPT off.</text:p><text:p text:style-name="P75"/><text:p text:style-name="P75">:h :help <text:s text:c="3"/><text:span text:style-name="T20">o</text:span>pen help window.</text:p><text:p text:style-name="P75"/><text:p text:style-name="P75">:e $MYVIMRC <text:span text:style-name="T20">e</text:span>dit your Vim config file</text:p><text:p text:style-name="P75"/></draw:text-box></draw:frame><text:span text:style-name="T19">Saving and </text:span>Exiting</text:p>
      <text:p text:style-name="P8">:w<text:span text:style-name="T19">[rite]</text:span> <text:s text:c="2"/>write (save) the file</text:p>
      <text:p text:style-name="P8">:<text:span text:style-name="T19">[range]w[rite] {file} write range to file</text:span></text:p>
      <text:p text:style-name="P8">:<text:span text:style-name="T19">wa <text:s/>save all open buffers</text:span></text:p>
      <text:p text:style-name="P8">:<text:span text:style-name="T19">sav[eas] {file} save buffer as filename <text:tab/> <text:s/><text:tab/> <text:s text:c="4"/>and set current buffer to file</text:span></text:p>
      <text:p text:style-name="P8"/>
      <text:p text:style-name="P8">:wq <text:s/>write (save) and quit </text:p>
      <text:p text:style-name="P8">:q <text:s text:c="2"/>quit (fails if anything has changed) </text:p>
      <text:p text:style-name="P8">:q! <text:s/>quit and throw away changes</text:p>
      <text:p text:style-name="P11">:<text:span text:style-name="T19">wqa save all and quit</text:span></text:p>
      <text:p text:style-name="P71"/>
      <text:p text:style-name="P73"/>
      <text:p text:style-name="P84">Startup</text:p>
      <text:p text:style-name="P80">vim -p filenames <text:s/>open files in tabs</text:p>
      <text:p text:style-name="P80">vim * <text:s/>open all files in directory</text:p>
      <text:p text:style-name="P80"/>
      <text:p text:style-name="P80"/>
      <text:p text:style-name="P80"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2" draw:name="Frame4" text:anchor-type="paragraph" svg:x="2.5016in" svg:y="0.0783in" svg:width="3.6827in" draw:z-index="3"><draw:text-box fo:min-height="2.8535in"><text:p text:style-name="P48">TODO (not printed)</text:p><text:p text:style-name="P48"/><text:p text:style-name="P49">tabs - http://vim.wikia.com/wiki/Using_tab_pages</text:p><text:p text:style-name="P50"/><text:p text:style-name="P50">marks - </text:p><text:p text:style-name="P50"/><text:p text:style-name="P52">more on folding</text:p><text:p text:style-name="P52"/><text:p text:style-name="P53">macros – q</text:p><text:p text:style-name="P53"/><text:p text:style-name="P53">tab completion, ruby or otherwise</text:p><text:p text:style-name="P53"/><text:p text:style-name="P57">more on windows and buffers and tabs</text:p><text:p text:style-name="P50"/><text:p text:style-name="P51"/></draw:text-box></draw:frame></text:p>
      <text:p text:style-name="P80"/>
      <text:p text:style-name="P80"/>
      <text:p text:style-name="P80"/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 draw:fill="non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23:55:27.329000000</dc:date>
    <meta:editing-duration>PT7H44M14S</meta:editing-duration>
    <meta:editing-cycles>13</meta:editing-cycles>
    <meta:generator>LibreOffice/5.0.0.5$Windows_x86 LibreOffice_project/1b1a90865e348b492231e1c451437d7a15bb262b</meta:generator>
    <meta:document-statistic meta:table-count="0" meta:image-count="0" meta:object-count="0" meta:page-count="4" meta:paragraph-count="206" meta:word-count="1098" meta:character-count="5990" meta:non-whitespace-character-count="4885"/>
  </office:meta>
</office:document-meta>
</file>